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fkGroteskNeue" svg:font-family="fkGroteskNeue, ui-sans-serif, system-ui, apple-system, BlinkMacSystemFont, 'Segoe UI', Roboto, 'Helvetica Neue', Arial, 'Noto Sans', sans-serif, 'Apple Color Emoji', 'Segoe UI Emoji', 'Segoe UI Symbol', 'Noto Color Emoji', 'Hiragino Sans', 'PingFang SC', 'Apple SD Gothic Neo', 'Yu Gothic', 'Microsoft YaHei', 'Microsoft JhengHei', Meiryo"/>
  </office:font-face-decls>
  <office:automatic-styles>
    <style:style style:name="P1" style:family="paragraph" style:parent-style-name="Standard">
      <style:text-properties officeooo:rsid="000a5a31" officeooo:paragraph-rsid="000a5a31"/>
    </style:style>
    <style:style style:name="P2" style:family="paragraph" style:parent-style-name="Standard">
      <style:text-properties officeooo:rsid="000a5a31" officeooo:paragraph-rsid="000bb523"/>
    </style:style>
    <style:style style:name="T1" style:family="text">
      <style:text-properties officeooo:rsid="000bb5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ne, two, three … we go swimming. Ice swimming </text:p>
      <text:p text:style-name="P1"/>
      <text:p text:style-name="P2">She met and swam with Iceman – Wim Hof <text:span text:style-name="T1">and </text:span>Stig Severinsen and she also swam with lesser know<text:span text:style-name="T1">n</text:span> </text:p>
      <text:p text:style-name="P1"/>
      <text:p text:style-name="P1">Johanna Nordblad</text:p>
      <text:p text:style-name="P1"/>
      <text:p text:style-name="P1">Elina Mäkinen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fkGroteskNeue" svg:font-family="fkGroteskNeue, ui-sans-serif, system-ui, apple-system, BlinkMacSystemFont, 'Segoe UI', Roboto, 'Helvetica Neue', Arial, 'Noto Sans', sans-serif, 'Apple Color Emoji', 'Segoe UI Emoji', 'Segoe UI Symbol', 'Noto Color Emoji', 'Hiragino Sans', 'PingFang SC', 'Apple SD Gothic Neo', 'Yu Gothic', 'Microsoft YaHei', 'Microsoft JhengHei', Meiryo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10:46:33.496848091</meta:creation-date>
    <dc:date>2025-11-25T11:09:13.903100237</dc:date>
    <meta:editing-duration>PT4M46S</meta:editing-duration>
    <meta:editing-cycles>1</meta:editing-cycles>
    <meta:document-statistic meta:table-count="0" meta:image-count="0" meta:object-count="0" meta:page-count="1" meta:paragraph-count="4" meta:word-count="31" meta:character-count="171" meta:non-whitespace-character-count="141"/>
    <meta:generator>LibreOffice/24.2.7.2$Linux_X86_64 LibreOffice_project/420$Build-2</meta:generator>
  </office:meta>
</office:document-meta>
</file>